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0116b8" style:font-size-asian="14pt" style:font-size-complex="14pt"/>
    </style:style>
    <style:style style:name="P2" style:family="paragraph" style:parent-style-name="Standard">
      <style:text-properties officeooo:paragraph-rsid="000116b8"/>
    </style:style>
    <style:style style:name="P3" style:family="paragraph" style:parent-style-name="Heading_20_3">
      <style:paragraph-properties fo:margin-left="1.27cm" fo:margin-right="0cm" fo:text-indent="-1.27cm" style:auto-text-indent="false" fo:break-before="page"/>
      <style:text-properties fo:font-size="14pt" officeooo:paragraph-rsid="000116b8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fo:font-size="14pt" officeooo:paragraph-rsid="000116b8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30%"/>
      <style:text-properties fo:font-size="14pt" officeooo:paragraph-rsid="000116b8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4pt" officeooo:paragraph-rsid="000116b8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paragraph-rsid="000116b8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4pt" officeooo:paragraph-rsid="000116b8" fo:background-color="#ffff00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style:text-underline-style="solid" style:text-underline-width="auto" style:text-underline-color="font-color" officeooo:paragraph-rsid="000116b8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30%"/>
      <style:text-properties officeooo:paragraph-rsid="000116b8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0116b8"/>
    </style:style>
    <style:style style:name="P12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fo:font-size="16pt" fo:font-weight="bold" officeooo:paragraph-rsid="000116b8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officeooo:paragraph-rsid="000116b8" style:font-size-asian="16pt" style:font-weight-asian="bold" style:font-size-complex="16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variant="small-caps" fo:font-size="16pt" fo:font-weight="bold" officeooo:paragraph-rsid="000116b8" style:font-size-asian="16pt" style:font-weight-asian="bold" style:font-size-complex="16pt"/>
    </style:style>
    <style:style style:name="P15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37074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fo:font-weight="bold" officeooo:paragraph-rsid="00137074" fo:background-color="transparent" style:font-size-asian="14pt" style:font-weight-asian="bold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4pt" officeooo:paragraph-rsid="000116b8" style:font-size-asian="14pt" style:font-size-complex="14pt"/>
    </style:style>
    <style:style style:name="P18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style:font-name="Times New Roman" fo:font-size="14pt" officeooo:paragraph-rsid="00137074" style:font-size-asian="14pt" style:font-size-complex="14pt"/>
    </style:style>
    <style:style style:name="P19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d20b9" officeooo:paragraph-rsid="000d20b9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0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32d25" officeooo:paragraph-rsid="00132d25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1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37074" officeooo:paragraph-rsid="00137074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2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97b56" officeooo:paragraph-rsid="000d20b9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3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847b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4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5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3219" officeooo:paragraph-rsid="0009321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6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7b56" officeooo:paragraph-rsid="00097b56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7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1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2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3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2d25" officeooo:paragraph-rsid="00132d2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4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5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e1250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6" style:family="paragraph" style:parent-style-name="Standard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167e5" officeooo:paragraph-rsid="002167e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officeooo:paragraph-rsid="000116b8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fo:font-weight="bold" officeooo:paragraph-rsid="000116b8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fo:font-style="italic" fo:font-weight="normal" officeooo:paragraph-rsid="000116b8" fo:background-color="#00ffff" style:font-size-asian="14pt" style:font-style-asian="italic" style:font-weight-asian="normal" style:font-size-complex="14pt"/>
    </style:style>
    <style:style style:name="P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0116b8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1" style:family="paragraph" style:parent-style-name="Standard">
      <style:paragraph-properties fo:margin-left="0.635cm" fo:margin-right="0cm" fo:margin-top="0cm" fo:margin-bottom="0cm" style:contextual-spacing="false" fo:line-height="130%" fo:text-align="justify" style:justify-single-word="false" fo:text-indent="0cm" style:auto-text-indent="false"/>
      <style:text-properties fo:font-size="14pt" officeooo:paragraph-rsid="0005ad02" style:font-size-asian="14pt" style:font-size-complex="14pt"/>
    </style:style>
    <style:style style:name="P42" style:family="paragraph" style:parent-style-name="Standard">
      <style:paragraph-properties fo:margin-left="7.001cm" fo:margin-right="0cm" fo:margin-top="0cm" fo:margin-bottom="0cm" style:contextual-spacing="false" fo:line-height="100%" fo:text-indent="0cm" style:auto-text-indent="false"/>
      <style:text-properties fo:font-size="14pt" officeooo:paragraph-rsid="000116b8" style:font-size-asian="14pt" style:font-size-complex="14pt"/>
    </style:style>
    <style:style style:name="P43" style:family="paragraph" style:parent-style-name="Standard">
      <loext:graphic-properties draw:fill="none" draw:fill-color="#ffffff"/>
      <style:paragraph-properties fo:margin-left="9.252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/>
      <style:text-properties fo:font-size="14pt" officeooo:paragraph-rsid="000116b8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52c0e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5f6d6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8dbfa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rsid="0019d7bc" officeooo:paragraph-rsid="0019d7bc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fo:font-weight="bold" officeooo:paragraph-rsid="00152c0e" style:font-size-asian="14pt" style:font-weight-asian="bold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fo:font-style="italic" fo:font-weight="normal" officeooo:paragraph-rsid="00152c0e" fo:background-color="#00ffff" style:font-size-asian="14pt" style:font-style-asian="italic" style:font-weight-asian="normal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fo:font-weight="normal" officeooo:rsid="0019d7bc" officeooo:paragraph-rsid="0018dbfa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1.25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37074" officeooo:paragraph-rsid="00152c0e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1.25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52c0e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30%" fo:text-align="justify" style:justify-single-word="false" fo:orphans="2" fo:widows="2" fo:text-indent="1.251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b2bbb" officeooo:paragraph-rsid="001b2bbb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4" style:family="paragraph" style:parent-style-name="Heading_20_3">
      <style:paragraph-properties fo:margin-left="1.251cm" fo:margin-right="0cm" fo:text-indent="1.251cm" style:auto-text-indent="false" fo:break-before="page"/>
      <style:text-properties style:font-name="Times New Roman" fo:font-size="14pt" officeooo:paragraph-rsid="00152c0e" style:font-size-asian="14pt" style:font-size-complex="14pt"/>
    </style:style>
    <style:style style:name="P55" style:family="paragraph" style:parent-style-name="Standard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847bf" officeooo:paragraph-rsid="000847bf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56" style:family="paragraph" style:parent-style-name="Standard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221582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57" style:family="paragraph" style:parent-style-name="Standard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58" style:family="paragraph" style:parent-style-name="Standard" style:master-page-name="First_20_Page">
      <style:paragraph-properties fo:margin-top="0cm" fo:margin-bottom="0cm" style:contextual-spacing="false" fo:line-height="130%" fo:text-align="center" style:justify-single-word="false" style:page-number="1"/>
      <style:text-properties fo:font-size="14pt" officeooo:paragraph-rsid="000116b8" style:font-size-asian="14pt" style:font-size-complex="14pt"/>
    </style:style>
    <style:style style:name="P59" style:family="paragraph" style:parent-style-name="Standard" style:list-style-name="L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bold" officeooo:rsid="000847bf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0" style:family="paragraph" style:parent-style-name="Standard" style:list-style-name="L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solid" style:text-underline-width="auto" style:text-underline-color="font-color" fo:font-weight="normal" officeooo:rsid="002167e5" officeooo:paragraph-rsid="002167e5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61" style:family="paragraph" style:parent-style-name="Standard" style:list-style-name="L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847b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2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3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4" style:family="paragraph" style:parent-style-name="Standard" style:list-style-name="L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5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6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7" style:family="paragraph" style:parent-style-name="Standard" style:list-style-name="L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8" style:family="paragraph" style:parent-style-name="Standard" style:list-style-name="L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69" style:family="paragraph" style:parent-style-name="Standard" style:list-style-name="L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0" style:family="paragraph" style:parent-style-name="Standard" style:list-style-name="L9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1" style:family="paragraph" style:parent-style-name="Standard" style:list-style-name="L10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2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3" style:family="paragraph" style:parent-style-name="Standard" style:list-style-name="L1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4" style:family="paragraph" style:parent-style-name="Standard" style:list-style-name="L1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5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6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0bf01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7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8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79" style:family="paragraph" style:parent-style-name="Standard" style:list-style-name="L1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bf015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0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7b56" officeooo:paragraph-rsid="00097b56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1" style:family="paragraph" style:parent-style-name="Standard" style:list-style-name="L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7b56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2" style:family="paragraph" style:parent-style-name="Standard" style:list-style-name="L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93219" officeooo:paragraph-rsid="0009321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3" style:family="paragraph" style:parent-style-name="Standard" style:list-style-name="L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4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5" style:family="paragraph" style:parent-style-name="Standard" style:list-style-name="L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6" style:family="paragraph" style:parent-style-name="Standard" style:list-style-name="L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e8138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7" style:family="paragraph" style:parent-style-name="Standard" style:list-style-name="L9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11a11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8" style:family="paragraph" style:parent-style-name="Standard" style:list-style-name="L10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34c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89" style:family="paragraph" style:parent-style-name="Standard" style:list-style-name="L13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0" style:family="paragraph" style:parent-style-name="Standard" style:list-style-name="L14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1" style:family="paragraph" style:parent-style-name="Standard" style:list-style-name="L15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1a114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2" style:family="paragraph" style:parent-style-name="Standard" style:list-style-name="L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167e5" officeooo:paragraph-rsid="002167e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3" style:family="paragraph" style:parent-style-name="Standard" style:list-style-name="L1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167e5" officeooo:paragraph-rsid="002167e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4" style:family="paragraph" style:parent-style-name="Standard" style:list-style-name="L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5" style:family="paragraph" style:parent-style-name="Standard" style:list-style-name="L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a4e17" officeooo:paragraph-rsid="000a4e17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6" style:family="paragraph" style:parent-style-name="Standard" style:list-style-name="L1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e1250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7" style:family="paragraph" style:parent-style-name="Standard" style:list-style-name="L1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e1250" officeooo:paragraph-rsid="001e1250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8" style:family="paragraph" style:parent-style-name="Standard" style:list-style-name="L1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e282a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99" style:family="paragraph" style:parent-style-name="Standard" style:list-style-name="L1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e282a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0" style:family="paragraph" style:parent-style-name="Standard" style:list-style-name="L16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e282a" officeooo:paragraph-rsid="000e282a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1" style:family="paragraph" style:parent-style-name="Standard" style:list-style-name="L11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d20b9" officeooo:paragraph-rsid="000d20b9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2" style:family="paragraph" style:parent-style-name="Standard" style:list-style-name="L12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2077d2" officeooo:paragraph-rsid="002077d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3" style:family="paragraph" style:parent-style-name="Standard" style:list-style-name="L17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2d25" officeooo:paragraph-rsid="00132d25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4" style:family="paragraph" style:parent-style-name="Standard" style:list-style-name="L1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221582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5" style:family="paragraph" style:parent-style-name="Standard" style:list-style-name="L18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6" style:family="paragraph" style:parent-style-name="Standard" style:list-style-name="L19">
      <loext:graphic-properties draw:fill="none" draw:fill-color="#ffffff"/>
      <style:paragraph-properties fo:margin-top="0cm" fo:margin-bottom="0cm" style:contextual-spacing="false" fo:line-height="130%" fo:text-align="justify" style:justify-single-word="false" fo:orphans="2" fo:widows="2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07" style:family="paragraph" style:parent-style-name="Standard" style:list-style-name="WWNum1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fo:font-size="14pt" officeooo:paragraph-rsid="000116b8" style:font-size-asian="14pt" style:font-size-complex="14pt"/>
    </style:style>
    <style:style style:name="P108" style:family="paragraph" style:parent-style-name="Standard" style:list-style-name="WWNum1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fo:font-size="14pt" fo:font-weight="bold" officeooo:paragraph-rsid="000116b8" style:font-size-asian="14pt" style:font-weight-asian="bold" style:font-size-complex="14pt"/>
    </style:style>
    <style:style style:name="P109" style:family="paragraph" style:parent-style-name="Standard" style:list-style-name="WWNum1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fo:font-size="14pt" style:text-underline-style="solid" style:text-underline-width="auto" style:text-underline-color="font-color" officeooo:paragraph-rsid="000116b8" style:font-size-asian="14pt" style:font-size-complex="14pt"/>
    </style:style>
    <style:style style:name="P110" style:family="paragraph" style:parent-style-name="Standard" style:list-style-name="WWNum17">
      <style:paragraph-properties fo:margin-left="0.635cm" fo:margin-right="0cm" fo:margin-top="0cm" fo:margin-bottom="0cm" style:contextual-spacing="false" fo:line-height="150%" fo:text-align="justify" style:justify-single-word="false" fo:text-indent="-0.635cm" style:auto-text-indent="false"/>
      <style:text-properties style:font-name="Times New Roman" fo:font-size="14pt" officeooo:paragraph-rsid="00137074" style:font-size-asian="14pt" style:font-size-complex="14pt"/>
    </style:style>
    <style:style style:name="P111" style:family="paragraph" style:parent-style-name="Standard" style:list-style-name="WWNum2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style:font-name="Times New Roman" fo:font-size="14pt" officeooo:paragraph-rsid="00137074" style:font-size-asian="14pt" style:font-size-complex="14pt"/>
    </style:style>
    <style:style style:name="P112" style:family="paragraph" style:parent-style-name="Standard" style:list-style-name="WWNum2">
      <style:paragraph-properties fo:margin-left="0.635cm" fo:margin-right="0cm" fo:margin-top="0cm" fo:margin-bottom="0cm" style:contextual-spacing="false" fo:line-height="130%" fo:text-align="justify" style:justify-single-word="false" fo:text-indent="-0.635cm" style:auto-text-indent="false"/>
      <style:text-properties style:font-name="Times New Roman" fo:font-size="14pt" officeooo:rsid="00137074" officeooo:paragraph-rsid="00137074" style:font-size-asian="14pt" style:font-size-complex="14pt"/>
    </style:style>
    <style:style style:name="P113" style:family="paragraph" style:parent-style-name="Standard" style:list-style-name="WWNum1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keep-together="auto" fo:orphans="2" fo:widows="2" fo:text-indent="-0.635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0847bf" officeooo:paragraph-rsid="0014e6af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4" style:family="paragraph" style:parent-style-name="Standard" style:list-style-name="WWNum17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5" style:family="paragraph" style:parent-style-name="Standard" style:list-style-name="WWNum2">
      <loext:graphic-properties draw:fill="none" draw:fill-color="#ffffff"/>
      <style:paragraph-properties fo:margin-left="0.635cm" fo:margin-right="0cm" fo:margin-top="0cm" fo:margin-bottom="0cm" style:contextual-spacing="false" fo:line-height="130%" fo:text-align="justify" style:justify-single-word="false" fo:orphans="2" fo:widows="2" fo:text-indent="-0.635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37074" officeooo:paragraph-rsid="00137074" fo:background-color="transparent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116" style:family="paragraph" style:parent-style-name="Standard" style:list-style-name="WWNum1">
      <style:paragraph-properties fo:margin-left="1.397cm" fo:margin-right="0cm" fo:margin-top="0cm" fo:margin-bottom="0cm" style:contextual-spacing="false" fo:line-height="130%" fo:text-align="justify" style:justify-single-word="false" fo:text-indent="-0.762cm" style:auto-text-indent="false"/>
      <style:text-properties fo:font-size="14pt" officeooo:paragraph-rsid="000116b8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244349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style:text-underline-style="solid" style:text-underline-width="auto" style:text-underline-color="font-color" officeooo:rsid="000116b8"/>
    </style:style>
    <style:style style:name="T4" style:family="text">
      <style:text-properties style:text-underline-style="solid" style:text-underline-width="auto" style:text-underline-color="font-color" fo:background-color="transparent" loext:char-shading-value="0"/>
    </style:style>
    <style:style style:name="T5" style:family="text">
      <style:text-properties style:text-underline-style="solid" style:text-underline-width="auto" style:text-underline-color="font-color" officeooo:rsid="000152cf" fo:background-color="transparent" loext:char-shading-value="0"/>
    </style:style>
    <style:style style:name="T6" style:family="text">
      <style:text-properties style:text-underline-style="solid" style:text-underline-width="auto" style:text-underline-color="font-color" officeooo:rsid="0002e221" fo:background-color="transparent" loext:char-shading-value="0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3bde8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5ad02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0a4e17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0847bf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0d20b9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21582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05ad02"/>
    </style:style>
    <style:style style:name="T15" style:family="text">
      <style:text-properties style:text-underline-style="solid" style:text-underline-width="auto" style:text-underline-color="font-color" officeooo:rsid="0018dbfa"/>
    </style:style>
    <style:style style:name="T16" style:family="text">
      <style:text-properties style:text-underline-style="solid" style:text-underline-width="auto" style:text-underline-color="font-color" officeooo:rsid="001f737c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solid" style:text-underline-width="auto" style:text-underline-color="font-color" fo:font-weight="normal" fo:background-color="transparent" loext:char-shading-value="0" style:font-name-asian="Times New Roman1" style:font-style-asian="normal" style:font-weight-asian="normal" style:font-name-complex="Times New Roman1"/>
    </style:style>
    <style:style style:name="T19" style:family="text">
      <style:text-properties officeooo:rsid="000116b8"/>
    </style:style>
    <style:style style:name="T20" style:family="text">
      <style:text-properties officeooo:rsid="000116b8" fo:background-color="#ffffff" loext:char-shading-value="0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077d2" style:font-weight-asian="bold" style:font-weight-complex="bold"/>
    </style:style>
    <style:style style:name="T24" style:family="text">
      <style:text-properties fo:font-weight="bold" officeooo:rsid="000847bf" style:font-weight-asian="bold" style:font-weight-complex="bold"/>
    </style:style>
    <style:style style:name="T25" style:family="text">
      <style:text-properties fo:font-weight="bold" officeooo:rsid="00137074" style:font-weight-asian="bold"/>
    </style:style>
    <style:style style:name="T26" style:family="text">
      <style:text-properties fo:font-weight="bold" officeooo:rsid="00152c0e" style:font-weight-asian="bold"/>
    </style:style>
    <style:style style:name="T27" style:family="text">
      <style:text-properties fo:font-weight="bold" officeooo:rsid="0015f6d6" style:font-weight-asian="bold"/>
    </style:style>
    <style:style style:name="T28" style:family="text">
      <style:text-properties fo:font-weight="bold" officeooo:rsid="002077d2" style:font-weight-asian="bold"/>
    </style:style>
    <style:style style:name="T29" style:family="text">
      <style:text-properties fo:font-weight="bold" fo:background-color="transparent" loext:char-shading-value="0" style:font-weight-asian="bold"/>
    </style:style>
    <style:style style:name="T30" style:family="text">
      <style:text-properties fo:font-weight="bold" fo:background-color="transparent" loext:char-shading-value="0" style:font-weight-asian="bold" style:font-weight-complex="bold"/>
    </style:style>
    <style:style style:name="T31" style:family="text">
      <style:text-properties fo:font-weight="normal" style:font-weight-asian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3bde8" style:font-weight-asian="normal" style:font-weight-complex="normal"/>
    </style:style>
    <style:style style:name="T34" style:family="text">
      <style:text-properties fo:font-weight="normal" officeooo:rsid="0005ad02" style:font-weight-asian="normal" style:font-weight-complex="normal"/>
    </style:style>
    <style:style style:name="T35" style:family="text">
      <style:text-properties fo:font-weight="normal" officeooo:rsid="000847bf" style:font-weight-asian="normal" style:font-weight-complex="normal"/>
    </style:style>
    <style:style style:name="T36" style:family="text">
      <style:text-properties fo:font-weight="normal" officeooo:rsid="00097b56" style:font-weight-asian="normal" style:font-weight-complex="normal"/>
    </style:style>
    <style:style style:name="T37" style:family="text">
      <style:text-properties fo:font-weight="normal" officeooo:rsid="000a4e17" style:font-weight-asian="normal" style:font-weight-complex="normal"/>
    </style:style>
    <style:style style:name="T38" style:family="text">
      <style:text-properties fo:font-weight="normal" officeooo:rsid="000d20b9" style:font-weight-asian="normal" style:font-weight-complex="normal"/>
    </style:style>
    <style:style style:name="T39" style:family="text">
      <style:text-properties fo:font-weight="normal" officeooo:rsid="0011a114" style:font-weight-asian="normal" style:font-weight-complex="normal"/>
    </style:style>
    <style:style style:name="T40" style:family="text">
      <style:text-properties fo:font-weight="normal" officeooo:rsid="00137074" style:font-weight-asian="normal" style:font-weight-complex="normal"/>
    </style:style>
    <style:style style:name="T41" style:family="text">
      <style:text-properties fo:font-weight="normal" officeooo:rsid="00152c0e" style:font-weight-asian="normal" style:font-weight-complex="normal"/>
    </style:style>
    <style:style style:name="T42" style:family="text">
      <style:text-properties fo:font-weight="normal" officeooo:rsid="0015f6d6" style:font-weight-asian="normal" style:font-weight-complex="normal"/>
    </style:style>
    <style:style style:name="T43" style:family="text">
      <style:text-properties fo:font-weight="normal" officeooo:rsid="0018dbfa" style:font-weight-asian="normal" style:font-weight-complex="normal"/>
    </style:style>
    <style:style style:name="T44" style:family="text">
      <style:text-properties fo:font-weight="normal" officeooo:rsid="0019d7bc" style:font-weight-asian="normal" style:font-weight-complex="normal"/>
    </style:style>
    <style:style style:name="T45" style:family="text">
      <style:text-properties fo:font-weight="normal" officeooo:rsid="001acb53" style:font-weight-asian="normal" style:font-weight-complex="normal"/>
    </style:style>
    <style:style style:name="T46" style:family="text">
      <style:text-properties fo:font-weight="normal" officeooo:rsid="001ba288" style:font-weight-asian="normal" style:font-weight-complex="normal"/>
    </style:style>
    <style:style style:name="T47" style:family="text">
      <style:text-properties fo:font-weight="normal" officeooo:rsid="001bd3b9" style:font-weight-asian="normal" style:font-weight-complex="normal"/>
    </style:style>
    <style:style style:name="T48" style:family="text">
      <style:text-properties fo:font-weight="normal" officeooo:rsid="001e8138" style:font-weight-asian="normal" style:font-weight-complex="normal"/>
    </style:style>
    <style:style style:name="T49" style:family="text">
      <style:text-properties fo:font-weight="normal" officeooo:rsid="001f737c" style:font-weight-asian="normal" style:font-weight-complex="normal"/>
    </style:style>
    <style:style style:name="T50" style:family="text">
      <style:text-properties fo:font-weight="normal" officeooo:rsid="002077d2" style:font-weight-asian="normal" style:font-weight-complex="normal"/>
    </style:style>
    <style:style style:name="T51" style:family="text">
      <style:text-properties fo:font-weight="normal" officeooo:rsid="002167e5" style:font-weight-asian="normal" style:font-weight-complex="normal"/>
    </style:style>
    <style:style style:name="T52" style:family="text">
      <style:text-properties fo:font-weight="normal" officeooo:rsid="00221582" style:font-weight-asian="normal" style:font-weight-complex="normal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fo:font-weight="bold" fo:background-color="transparent" loext:char-shading-value="0" style:font-weight-asian="bold"/>
    </style:style>
    <style:style style:name="T55" style:family="text">
      <style:text-properties style:text-underline-style="none" fo:font-weight="bold" style:font-weight-asian="bold"/>
    </style:style>
    <style:style style:name="T56" style:family="text">
      <style:text-properties style:text-underline-style="none" fo:background-color="transparent" loext:char-shading-value="0"/>
    </style:style>
    <style:style style:name="T57" style:family="text">
      <style:text-properties style:text-underline-style="none" officeooo:rsid="000116b8" fo:background-color="transparent" loext:char-shading-value="0"/>
    </style:style>
    <style:style style:name="T58" style:family="text">
      <style:text-properties style:text-underline-style="none" fo:font-weight="normal" officeooo:rsid="0005ad02" style:font-weight-asian="normal" style:font-weight-complex="normal"/>
    </style:style>
    <style:style style:name="T59" style:family="text">
      <style:text-properties style:text-underline-style="none" fo:font-weight="normal" officeooo:rsid="0018dbfa" style:font-weight-asian="normal" style:font-weight-complex="normal"/>
    </style:style>
    <style:style style:name="T60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1" style:family="text">
      <style:text-properties style:text-underline-style="none" fo:font-weight="normal" officeooo:rsid="0002e221" fo:background-color="transparent" loext:char-shading-value="0" style:font-weight-asian="normal" style:font-weight-complex="normal"/>
    </style:style>
    <style:style style:name="T62" style:family="text">
      <style:text-properties style:text-underline-style="none" fo:font-weight="normal" officeooo:rsid="000152cf" fo:background-color="transparent" loext:char-shading-value="0" style:font-weight-asian="normal" style:font-weight-complex="normal"/>
    </style:style>
    <style:style style:name="T63" style:family="text">
      <style:text-properties fo:background-color="transparent" loext:char-shading-value="0"/>
    </style:style>
    <style:style style:name="T64" style:family="text">
      <style:text-properties officeooo:rsid="0002e221" fo:background-color="transparent" loext:char-shading-value="0"/>
    </style:style>
    <style:style style:name="T65" style:family="text">
      <style:text-properties officeooo:rsid="00137074" fo:background-color="transparent" loext:char-shading-value="0"/>
    </style:style>
    <style:style style:name="T66" style:family="text">
      <style:text-properties officeooo:rsid="00152c0e" fo:background-color="transparent" loext:char-shading-value="0"/>
    </style:style>
    <style:style style:name="T67" style:family="text">
      <style:text-properties officeooo:rsid="0019d7bc" fo:background-color="transparent" loext:char-shading-value="0"/>
    </style:style>
    <style:style style:name="T68" style:family="text">
      <style:text-properties officeooo:rsid="00244349" fo:background-color="transparent" loext:char-shading-value="0"/>
    </style:style>
    <style:style style:name="T69" style:family="text">
      <style:text-properties officeooo:rsid="0002e221"/>
    </style:style>
    <style:style style:name="T70" style:family="text">
      <style:text-properties officeooo:rsid="0005ad02"/>
    </style:style>
    <style:style style:name="T71" style:family="text">
      <style:text-properties fo:language="en" fo:country="US"/>
    </style:style>
    <style:style style:name="T72" style:family="text">
      <style:text-properties fo:language="en" fo:country="US" style:text-underline-style="solid" style:text-underline-width="auto" style:text-underline-color="font-color"/>
    </style:style>
    <style:style style:name="T73" style:family="text">
      <style:text-properties fo:language="en" fo:country="US" officeooo:rsid="000847bf" style:font-weight-complex="normal"/>
    </style:style>
    <style:style style:name="T74" style:family="text">
      <style:text-properties fo:language="en" fo:country="US" fo:font-weight="bold" officeooo:rsid="00137074" fo:background-color="transparent" loext:char-shading-value="0" style:font-weight-asian="bold"/>
    </style:style>
    <style:style style:name="T75" style:family="text">
      <style:text-properties fo:language="en" fo:country="US" fo:font-weight="normal" officeooo:rsid="001e8138" style:font-weight-asian="normal" style:font-weight-complex="normal"/>
    </style:style>
    <style:style style:name="T76" style:family="text">
      <style:text-properties fo:language="en" fo:country="US" officeooo:rsid="002034c5"/>
    </style:style>
    <style:style style:name="T77" style:family="text">
      <style:text-properties fo:language="en" fo:country="US" officeooo:rsid="001ba288"/>
    </style:style>
    <style:style style:name="T78" style:family="text">
      <style:text-properties fo:language="en" fo:country="US" officeooo:rsid="00152c0e"/>
    </style:style>
    <style:style style:name="T79" style:family="text">
      <style:text-properties fo:language="en" fo:country="US" officeooo:rsid="00244349"/>
    </style:style>
    <style:style style:name="T80" style:family="text">
      <style:text-properties officeooo:rsid="000847bf"/>
    </style:style>
    <style:style style:name="T81" style:family="text">
      <style:text-properties fo:language="ru" fo:country="RU" style:text-underline-style="solid" style:text-underline-width="auto" style:text-underline-color="font-color" officeooo:rsid="000847bf"/>
    </style:style>
    <style:style style:name="T82" style:family="text">
      <style:text-properties fo:language="ru" fo:country="RU" style:text-underline-style="solid" style:text-underline-width="auto" style:text-underline-color="font-color" officeooo:rsid="00221582"/>
    </style:style>
    <style:style style:name="T83" style:family="text">
      <style:text-properties fo:language="ru" fo:country="RU" style:text-underline-style="solid" style:text-underline-width="auto" style:text-underline-color="font-color" fo:font-weight="normal" officeooo:rsid="00221582" style:font-weight-asian="normal" style:font-weight-complex="normal"/>
    </style:style>
    <style:style style:name="T84" style:family="text">
      <style:text-properties fo:language="ru" fo:country="RU" officeooo:rsid="00221582" style:font-weight-complex="normal"/>
    </style:style>
    <style:style style:name="T85" style:family="text">
      <style:text-properties fo:language="ru" fo:country="RU" officeooo:rsid="000847bf" style:font-weight-complex="normal"/>
    </style:style>
    <style:style style:name="T86" style:family="text">
      <style:text-properties fo:language="ru" fo:country="RU" officeooo:rsid="00137074"/>
    </style:style>
    <style:style style:name="T87" style:family="text">
      <style:text-properties fo:language="ru" fo:country="RU" officeooo:rsid="00137074" fo:background-color="transparent" loext:char-shading-value="0"/>
    </style:style>
    <style:style style:name="T88" style:family="text">
      <style:text-properties fo:language="ru" fo:country="RU" fo:font-weight="normal" style:font-weight-asian="normal" style:font-weight-complex="normal"/>
    </style:style>
    <style:style style:name="T89" style:family="text">
      <style:text-properties fo:language="ru" fo:country="RU" fo:font-weight="normal" officeooo:rsid="001e8138" style:font-weight-asian="normal" style:font-weight-complex="normal"/>
    </style:style>
    <style:style style:name="T90" style:family="text">
      <style:text-properties fo:language="ru" fo:country="RU" fo:font-weight="normal" officeooo:rsid="002034c5" style:font-weight-asian="normal" style:font-weight-complex="normal"/>
    </style:style>
    <style:style style:name="T91" style:family="text">
      <style:text-properties fo:language="ru" fo:country="RU" fo:font-weight="normal" officeooo:rsid="00221582" style:font-weight-asian="normal" style:font-weight-complex="normal"/>
    </style:style>
    <style:style style:name="T92" style:family="text">
      <style:text-properties fo:language="ru" fo:country="RU" officeooo:rsid="002034c5"/>
    </style:style>
    <style:style style:name="T93" style:family="text">
      <style:text-properties fo:language="ru" fo:country="RU" officeooo:rsid="002077d2"/>
    </style:style>
    <style:style style:name="T94" style:family="text">
      <style:text-properties fo:language="ru" fo:country="RU" fo:font-weight="bold" officeooo:rsid="002077d2" fo:background-color="transparent" loext:char-shading-value="0" style:font-weight-asian="bold"/>
    </style:style>
    <style:style style:name="T95" style:family="text">
      <style:text-properties officeooo:rsid="0003bde8" style:font-weight-complex="normal"/>
    </style:style>
    <style:style style:name="T96" style:family="text">
      <style:text-properties officeooo:rsid="0005ad02" style:font-weight-complex="normal"/>
    </style:style>
    <style:style style:name="T97" style:family="text">
      <style:text-properties officeooo:rsid="0019d7bc" style:font-weight-complex="normal"/>
    </style:style>
    <style:style style:name="T98" style:family="text">
      <style:text-properties officeooo:rsid="000847bf" style:font-weight-complex="normal"/>
    </style:style>
    <style:style style:name="T99" style:family="text">
      <style:text-properties officeooo:rsid="00097b56"/>
    </style:style>
    <style:style style:name="T100" style:family="text">
      <style:text-properties officeooo:rsid="000a4e17"/>
    </style:style>
    <style:style style:name="T101" style:family="text">
      <style:text-properties officeooo:rsid="000d20b9"/>
    </style:style>
    <style:style style:name="T102" style:family="text">
      <style:text-properties officeooo:rsid="0011a114"/>
    </style:style>
    <style:style style:name="T103" style:family="text">
      <style:text-properties officeooo:rsid="00152c0e"/>
    </style:style>
    <style:style style:name="T104" style:family="text">
      <style:text-properties officeooo:rsid="0015f6d6"/>
    </style:style>
    <style:style style:name="T105" style:family="text">
      <style:text-properties officeooo:rsid="0018dbfa"/>
    </style:style>
    <style:style style:name="T106" style:family="text">
      <style:text-properties fo:font-style="normal" style:text-underline-style="none" style:font-style-asian="normal" style:font-style-complex="normal"/>
    </style:style>
    <style:style style:name="T107" style:family="text">
      <style:text-properties fo:font-style="normal" style:text-underline-style="none" officeooo:rsid="00152c0e" style:font-style-asian="normal" style:font-style-complex="normal"/>
    </style:style>
    <style:style style:name="T108" style:family="text">
      <style:text-properties fo:font-style="normal" style:text-underline-style="none" officeooo:rsid="0019d7bc" style:font-style-asian="normal" style:font-style-complex="normal"/>
    </style:style>
    <style:style style:name="T109" style:family="text">
      <style:text-properties officeooo:rsid="001e1250"/>
    </style:style>
    <style:style style:name="T110" style:family="text">
      <style:text-properties officeooo:rsid="001e8138"/>
    </style:style>
    <style:style style:name="T111" style:family="text">
      <style:text-properties officeooo:rsid="001f737c"/>
    </style:style>
    <style:style style:name="T112" style:family="text">
      <style:text-properties officeooo:rsid="002034c5"/>
    </style:style>
    <style:style style:name="T113" style:family="text">
      <style:text-properties officeooo:rsid="002077d2"/>
    </style:style>
    <style:style style:name="T114" style:family="text">
      <style:text-properties officeooo:rsid="002167e5"/>
    </style:style>
    <style:style style:name="T115" style:family="text">
      <style:text-properties officeooo:rsid="00221582"/>
    </style:style>
    <style:style style:name="T116" style:family="text">
      <style:text-properties officeooo:rsid="002396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4">«Волгоградский государственный технический университет»</text:p>
      <text:p text:style-name="P5"/>
      <text:p text:style-name="P5">Факультет <text:s/>электроники и вычислительной техники</text:p>
      <text:p text:style-name="P5">Кафедра <text:s/>«Программное обеспечение автоматизированных систем»</text:p>
      <text:p text:style-name="P1"/>
      <text:p text:style-name="P2"/>
      <text:p text:style-name="P12">ПОЯСНИТЕЛЬНАЯ ЗАПИСКА</text:p>
      <text:p text:style-name="P12">к курсовой работе</text:p>
      <text:p text:style-name="P10"/>
      <text:p text:style-name="P5">по дисциплине «Объектно-ориентированный анализ и программирование»<text:tab/></text:p>
      <text:p text:style-name="P5">на тему: «Проектирование и реализация программы с использованием объектно-ориентированного подхода» </text:p>
      <text:p text:style-name="P4">(индивидуальное задание – вариант №<text:span text:style-name="T20">01_03</text:span>)</text:p>
      <text:p text:style-name="P2"/>
      <text:p text:style-name="P5">Студент: <text:span text:style-name="T19">Карпенко П.С.</text:span></text:p>
      <text:p text:style-name="P1">Группа: <text:s text:c="2"/>ПрИн-<text:span text:style-name="T19">367</text:span></text:p>
      <text:p text:style-name="P1"/>
      <text:p text:style-name="P6">Работа зачтена с оценкой<text:tab/>________________ «<text:span text:style-name="T1">      </text:span>» _______________ 20<text:span text:style-name="T1">     </text:span> г.</text:p>
      <text:p text:style-name="P6"/>
      <text:p text:style-name="P6">Руководитель проекта, <text:s/>нормоконтроллер<text:tab/>______________ <text:s text:c="2"/>Литовкин Д.В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олгоград 2021 г.</text:p>
      <text:p text:style-name="P17">Министерство науки и высшего образования Российской Федерации</text:p>
      <text:p text:style-name="P7">Федеральное государственное бюджетное образовательное учреждение высшего образования</text:p>
      <text:p text:style-name="P7">«Волгоградский государственный технический университет»</text:p>
      <text:p text:style-name="P6"/>
      <text:p text:style-name="P6">Факультет <text:s/>электроники и вычислительной техники</text:p>
      <text:p text:style-name="P6">Направление <text:s/>09.03.04 «Программная инженерия» <text:line-break/>Кафедра <text:s/>«Программное обеспечение автоматизированных систем»</text:p>
      <text:p text:style-name="P6"/>
      <text:p text:style-name="P6">Дисциплина «Объектно-ориентированный анализ и программирование» <text:s text:c="3"/></text:p>
      <text:p text:style-name="P6"><text:s text:c="39"/></text:p>
      <text:p text:style-name="P42">Утверждаю</text:p>
      <text:p text:style-name="P42">Зав. кафедрой __________ <text:s/>Орлова Ю.А.</text:p>
      <text:p text:style-name="P6"/>
      <text:p text:style-name="P11"/>
      <text:p text:style-name="P14">ЗАДАНИЕ</text:p>
      <text:p text:style-name="P13">на курсовую работу</text:p>
      <text:p text:style-name="P11"/>
      <text:p text:style-name="P6">Студент: <text:span text:style-name="T20">Карпенко П.С.</text:span></text:p>
      <text:p text:style-name="P6">Группа: ПрИн-<text:span text:style-name="T19">367</text:span></text:p>
      <text:p text:style-name="P6"/>
      <text:p text:style-name="P6">1. <text:s/>Тема: «Проектирование и реализация программы с использованием объектно-ориентированного подхода» (индивидуальное задание – вариант №<text:span text:style-name="T20">01_03</text:span>)</text:p>
      <text:p text:style-name="P6">Утверждена приказом от «<text:span text:style-name="T2">24</text:span>»<text:span text:style-name="T1"> <text:s text:c="2"/></text:span><text:span text:style-name="T2">января</text:span><text:span text:style-name="T1"> <text:s/></text:span><text:s text:c="3"/>20<text:span text:style-name="T1">21</text:span>г. <text:s/>№ <text:span text:style-name="T2">101-ст</text:span></text:p>
      <text:p text:style-name="P6"/>
      <text:p text:style-name="P6">2. Срок представления работы к защите «<text:span text:style-name="T1"> 04 </text:span>» <text:span text:style-name="T1">  июня  </text:span>20<text:span text:style-name="T1">2</text:span><text:span text:style-name="T3">2</text:span><text:span text:style-name="T1"> </text:span>г.</text:p>
      <text:p text:style-name="P6"/>
      <text:p text:style-name="P6">3. Содержание пояснительной записки: </text:p>
      <text:p text:style-name="P9">формулировка задания, требования к программе, структура программы, типовые процессы в <text:s/>программе, человеко-машинное взаимодействие, код программы и модульных тестов                                                                                                             </text:p>
      <text:p text:style-name="P6"/>
      <text:p text:style-name="P6">4. Перечень графического материала: </text:p>
      <text:p text:style-name="P6">_____________________________________________________________________</text:p>
      <text:p text:style-name="P8"/>
      <text:p text:style-name="P6">5. Дата выдачи задания «<text:span text:style-name="T1">12</text:span>»<text:span text:style-name="T1"> <text:s/>февраля <text:s/></text:span><text:s/>20<text:span text:style-name="T1">2</text:span><text:span text:style-name="T3">2</text:span> г.</text:p>
      <text:p text:style-name="P6"/>
      <text:p text:style-name="P6">Руководитель проекта: <text:s/>__________________ <text:s text:c="2"/>Литовкин Д.В.</text:p>
      <text:p text:style-name="P6"/>
      <text:p text:style-name="P6">Задание принял к исполнению: <text:s text:c="3"/>__________________ <text:s text:c="3"/><text:span text:style-name="T20">Карпенко П.С.</text:span></text:p>
      <text:p text:style-name="P40"/>
      <text:p text:style-name="P43"><text:span text:style-name="T17">«</text:span><text:span text:style-name="T18">12</text:span><text:span text:style-name="T17">»</text:span><text:span text:style-name="T18"> <text:s/>февраля <text:s/></text:span><text:span text:style-name="T17"><text:s/>20</text:span><text:span text:style-name="T18">21</text:span><text:span text:style-name="T17"> г.</text:span></text:p>
      <text:h text:style-name="P3" text:outline-level="3"><text:bookmark text:name="_heading=h.tyjcwt"/>3.2 Функциональные требования (сценарии)</text:h>
      <text:p text:style-name="P38"/>
      <text:p text:style-name="P39">кому/что поручить</text:p>
      <text:p text:style-name="P38"/>
      <text:p text:style-name="P37"><text:span text:style-name="T21">1) Сценарий </text:span><text:span text:style-name="T31">«Играть»</text:span></text:p>
      <text:list xml:id="list14023414" text:style-name="WWNum1">
        <text:list-item>
          <text:p text:style-name="P107"><text:span text:style-name="T21">По указанию пользователя, </text:span>Игра стартует.</text:p>
        </text:list-item>
        <text:list-item>
          <text:p text:style-name="P107"><text:span text:style-name="T54">По указанию </text:span><text:span text:style-name="T56">Игры, </text:span><text:span text:style-name="T57">Загон</text:span><text:span text:style-name="T56"> создаёт Ячейки и формирует из них себя.</text:span></text:p>
        </text:list-item>
        <text:list-item>
          <text:p text:style-name="P107"><text:span text:style-name="T54">По указанию </text:span><text:span text:style-name="T56">Игры, </text:span><text:span text:style-name="T4">Лабиринт создаёт и размещает </text:span><text:span text:style-name="T6">в</text:span><text:span text:style-name="T4"> </text:span><text:span text:style-name="T5">Загоне</text:span><text:span text:style-name="T4"> Стены, </text:span><text:span text:style-name="T5">Ящики</text:span><text:span text:style-name="T4">, </text:span><text:span text:style-name="T5">Козу и Капусту</text:span><text:span text:style-name="T4">.</text:span></text:p>
        </text:list-item>
        <text:list-item>
          <text:p text:style-name="P107"><text:span text:style-name="T29">В ответ на запрос </text:span><text:span text:style-name="T63">Игры, </text:span><text:span text:style-name="T64">Загон</text:span><text:span text:style-name="T63"> </text:span><text:span text:style-name="T29">сообщает</text:span><text:span text:style-name="T21"> </text:span>о <text:span text:style-name="T69">Козе</text:span>, котор<text:span text:style-name="T69">ая</text:span> находятся <text:span text:style-name="T69">в</text:span> нём.</text:p>
        </text:list-item>
        <text:list-item>
          <text:p text:style-name="P108">Делать</text:p>
          <text:list>
            <text:list-item>
              <text:p text:style-name="P116"><text:span text:style-name="T55">По указанию</text:span><text:span text:style-name="T53"> </text:span><text:span text:style-name="T55">пользователя, </text:span><text:span text:style-name="T8">Коза</text:span><text:span text:style-name="T1"> перемещается на соседнюю Ячейку</text:span><text:span text:style-name="T72"> </text:span><text:span text:style-name="T81">с возможностью перемещения Ящика </text:span><text:span text:style-name="T82">и «съедения» Капусты</text:span><text:span text:style-name="T72"> </text:span><text:span text:style-name="T1">с </text:span><text:span text:style-name="T14">убавлением </text:span><text:span text:style-name="T15">Количества</text:span><text:span text:style-name="T14"> доступных шагов</text:span><text:span text:style-name="T1">.</text:span></text:p>
            </text:list-item>
          </text:list>
        </text:list-item>
      </text:list>
      <text:p text:style-name="P41"><text:span text:style-name="T21">Пока </text:span><text:span text:style-name="T59">Количество</text:span><text:span text:style-name="T58"> доступных шагов не равно 0 и Капуста не Съедена</text:span>.</text:p>
      <text:list xml:id="list113346303369026" text:continue-numbering="true" text:style-name="WWNum1">
        <text:list-item>
          <text:p text:style-name="P109">Игра счит<text:span text:style-name="T70">ается пройденной если Капуста Съедена Козой</text:span>.</text:p>
        </text:list-item>
        <text:list-item>
          <text:p text:style-name="P113"><text:span text:style-name="T70">К</text:span>онец</text:p>
        </text:list-item>
      </text:list>
      <text:p text:style-name="P56"/>
      <text:p text:style-name="P56"><text:span text:style-name="T80">2) </text:span><text:span text:style-name="T24">Дочерний сценарий «</text:span><text:span text:style-name="T95">Коза</text:span><text:span text:style-name="T98"> перемещается на соседнюю Ячейку</text:span><text:span text:style-name="T73"> </text:span><text:span text:style-name="T85">с возможностью перемещения Ящика </text:span><text:span text:style-name="T84">и «съедения» Капусты</text:span><text:span text:style-name="T73"> </text:span><text:span text:style-name="T98">с </text:span><text:span text:style-name="T96">убавлением </text:span><text:span text:style-name="T97">Количества</text:span><text:span text:style-name="T96"> доступных шагов</text:span><text:span text:style-name="T24">»</text:span></text:p>
      <text:p text:style-name="P55"/>
      <text:list xml:id="list543223680" text:style-name="L1">
        <text:list-item>
          <text:p text:style-name="P59">Коза<text:span text:style-name="T32"> перемещается на соседнюю Ячейку в выбранном Направлении </text:span><text:span text:style-name="T52">с возможностью </text:span><text:span text:style-name="T91">«съедения» Капусты</text:span><text:span text:style-name="T32"> с </text:span><text:span text:style-name="T34">убавлением Числа доступных шагов</text:span></text:p>
        </text:list-item>
        <text:list-item>
          <text:p text:style-name="P61"><text:span text:style-name="T70">К</text:span>онец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3) Дочерний сценарий «<text:span text:style-name="T33">Коза</text:span><text:span text:style-name="T32"> перемещается на соседнюю Ячейку в выбранном Направлении </text:span><text:span text:style-name="T52">с возможностью </text:span><text:span text:style-name="T91">«съедения» Капусты</text:span><text:span text:style-name="T32"> с </text:span><text:span text:style-name="T34">убавлением Числа доступных шагов»</text:span></text:p>
      <text:list xml:id="list3614409557" text:style-name="L2">
        <text:list-item>
          <text:p text:style-name="P62"><text:span text:style-name="T70">В ответ на запрос </text:span><text:span text:style-name="T110">Козы</text:span><text:span text:style-name="T34"> </text:span><text:span text:style-name="T89">текущая</text:span><text:span text:style-name="T75"> </text:span><text:span text:style-name="T34">Ячейка </text:span><text:span text:style-name="T70">сообщает</text:span><text:span text:style-name="T34">, что стены в выбранном Направлении нет</text:span></text:p>
        </text:list-item>
        <text:list-item>
          <text:p text:style-name="P62"><text:span text:style-name="T70">В ответ на запрос </text:span><text:span text:style-name="T110">Козы</text:span><text:span text:style-name="T34"> текущая Ячейка </text:span><text:span text:style-name="T70">сообщает</text:span><text:span text:style-name="T34"> о соседней к ней Ячейке в выбранном Направлении</text:span></text:p>
        </text:list-item>
        <text:list-item>
          <text:p text:style-name="P63">В ответ на запрос <text:span text:style-name="T70">К</text:span>оз<text:span text:style-name="T113">ы</text:span><text:span text:style-name="T32"> полученная соседняя Ячейка </text:span>сообщает<text:span text:style-name="T32">, что </text:span><text:span text:style-name="T36">Ящика в ней нет</text:span></text:p>
        </text:list-item>
        <text:list-item>
          <text:p text:style-name="P63"><text:span text:style-name="T99">В ответ на запрос </text:span><text:span text:style-name="T70">К</text:span>оз<text:span text:style-name="T113">ы</text:span><text:span text:style-name="T36"> полученная соседняя Ячейка </text:span><text:span text:style-name="T99">сообщает</text:span><text:span text:style-name="T36">, что </text:span><text:span text:style-name="T50">Капусты</text:span><text:span text:style-name="T36"> в ней нет</text:span></text:p>
        </text:list-item>
        <text:list-item>
          <text:p text:style-name="P75"><text:span text:style-name="T101">П</text:span>о указанию Козы<text:span text:style-name="T32"> текущая Ячейка удаляет из себя Козу</text:span></text:p>
        </text:list-item>
        <text:list-item>
          <text:p text:style-name="P76">По указанию Козы<text:span text:style-name="T32"> <text:s/></text:span><text:span text:style-name="T35">полученная соседняя Ячейка </text:span><text:span text:style-name="T32">помещает в себя Козу</text:span></text:p>
        </text:list-item>
        <text:list-item>
          <text:p text:style-name="P80"><text:span text:style-name="T80">К</text:span>оличество доступных шагов<text:span text:style-name="T32"> уменьшается на 1</text:span></text:p>
        </text:list-item>
        <text:list-item>
          <text:p text:style-name="P82"><text:span text:style-name="T80">К</text:span>онец</text:p>
        </text:list-item>
      </text:list>
      <text:p text:style-name="P25"/>
      <text:p text:style-name="P29">3.1) Альтернативный сценарий <text:span text:style-name="T32">«В полученной Ячейке есть Ящик» </text:span>начинается с п.<text:span text:style-name="T113">3</text:span> сценария 3</text:p>
      <text:list xml:id="list2946191206" text:style-name="L3">
        <text:list-item>
          <text:p text:style-name="P64">В ответ на запрос<text:span text:style-name="T32"> полученная соседняя Ячейка </text:span>сообщает<text:span text:style-name="T32">, что </text:span><text:span text:style-name="T39">в ней есть Ящик</text:span></text:p>
        </text:list-item>
        <text:list-item>
          <text:p text:style-name="P83">Конец</text:p>
        </text:list-item>
      </text:list>
      <text:p text:style-name="P29"/>
      <text:p text:style-name="P30"><text:span text:style-name="T110">3</text:span>.<text:span text:style-name="T110">2</text:span>) Альтернативный сценарий <text:span text:style-name="T32">«В заданном направлении находится стена» </text:span>начинается с п.<text:span text:style-name="T110">1</text:span> сценария <text:span text:style-name="T112">3</text:span></text:p>
      <text:list xml:id="list601737252" text:style-name="L4">
        <text:list-item>
          <text:p text:style-name="P65">В ответ на запрос <text:span text:style-name="T110">Козы</text:span><text:span text:style-name="T34"> </text:span><text:span text:style-name="T89">текущая</text:span> <text:span text:style-name="T32">Ячейка </text:span>сообщает<text:span text:style-name="T32">, </text:span><text:span text:style-name="T39">что в заданном направлении есть стена</text:span></text:p>
        </text:list-item>
        <text:list-item>
          <text:p text:style-name="P84">Конец</text:p>
        </text:list-item>
      </text:list>
      <text:p text:style-name="P30"/>
      <text:p text:style-name="P30"><text:span text:style-name="T110">3</text:span>.<text:span text:style-name="T110">3</text:span>) Альтернативный сценарий <text:span text:style-name="T32">«В заданном направлении нет Ячейки» </text:span>начинается с п.<text:span text:style-name="T113">2</text:span> сценария <text:span text:style-name="T112">3</text:span></text:p>
      <text:list xml:id="list2043360874" text:style-name="L5">
        <text:list-item>
          <text:p text:style-name="P67">В ответ на запрос <text:span text:style-name="T110">Козы </text:span><text:span text:style-name="T89">текущая</text:span> <text:span text:style-name="T32">Ячейка </text:span>сообщает<text:span text:style-name="T32">, </text:span><text:span text:style-name="T39">что в заданном направлении нет ячейки (передаёт </text:span><text:span text:style-name="T44">пустое значение</text:span><text:span text:style-name="T39">)</text:span></text:p>
        </text:list-item>
        <text:list-item>
          <text:p text:style-name="P86">Конец</text:p>
        </text:list-item>
      </text:list>
      <text:p text:style-name="P30"/>
      <text:p text:style-name="P36"><text:soft-page-break/>3.4) <text:span text:style-name="T102">Альтернативный сценарий </text:span><text:span text:style-name="T39">«В полученной Ячейке есть </text:span><text:span text:style-name="T32">Капуста</text:span><text:span text:style-name="T39">» </text:span><text:span text:style-name="T102">начинается с п.</text:span>4<text:span text:style-name="T102"> сценария 3</text:span></text:p>
      <text:list xml:id="list1557195209" text:style-name="L6">
        <text:list-item>
          <text:p text:style-name="P60">Коза «<text:span text:style-name="T115">с</text:span>ъедает» Капусту</text:p>
        </text:list-item>
        <text:list-item>
          <text:p text:style-name="P92">Сценарий продолжается с п.5 основного сценария</text:p>
        </text:list-item>
      </text:list>
      <text:p text:style-name="P30"/>
      <text:p text:style-name="P26">4) Альтернативный сценарий <text:span text:style-name="T32">«Пользователь указал переместить Ящик в выбранном направлении» начинается с п. </text:span><text:span text:style-name="T48">1</text:span><text:span text:style-name="T32"> сценария 2.</text:span></text:p>
      <text:list xml:id="list3092344609" text:style-name="L7">
        <text:list-item>
          <text:p text:style-name="P81"><text:span text:style-name="T1">Коза</text:span><text:span text:style-name="T7"> перемещает Ящик в полученной соседней Ячейке </text:span><text:span text:style-name="T10">на 1 Ячейку в выбранном направлении </text:span><text:span text:style-name="T11">с </text:span><text:span text:style-name="T9">убавлением </text:span><text:span text:style-name="T10">Количества</text:span><text:span text:style-name="T9"> доступных шагов</text:span></text:p>
        </text:list-item>
        <text:list-item>
          <text:p text:style-name="P94">Конец</text:p>
        </text:list-item>
      </text:list>
      <text:p text:style-name="P27"/>
      <text:p text:style-name="P27">5) Дочерний сценарий «<text:span text:style-name="T36">Коза перемещает Ящик </text:span><text:span text:style-name="T32">на 1 Ячейку в выбранном направлении </text:span><text:span text:style-name="T35">с </text:span><text:span text:style-name="T34">убавлением </text:span><text:span text:style-name="T32">Количества</text:span><text:span text:style-name="T34"> доступных шагов</text:span>»</text:p>
      <text:list xml:id="list2502325678" text:style-name="L8">
        <text:list-item>
          <text:p text:style-name="P68"><text:span text:style-name="T70">В ответ на запрос </text:span><text:span text:style-name="T110">Козы</text:span><text:span text:style-name="T34"> </text:span><text:span text:style-name="T89">текущая</text:span><text:span text:style-name="T75"> </text:span><text:span text:style-name="T34">Ячейка </text:span><text:span text:style-name="T70">сообщает</text:span><text:span text:style-name="T34">, что стены в Направлении </text:span><text:span text:style-name="T48">взгляда Козы</text:span><text:span text:style-name="T34"> нет</text:span></text:p>
        </text:list-item>
        <text:list-item>
          <text:p text:style-name="P68"><text:span text:style-name="T70">В ответ на запрос </text:span><text:span text:style-name="T110">Козы</text:span><text:span text:style-name="T34"> текущая Ячейка </text:span><text:span text:style-name="T70">сообщает</text:span><text:span text:style-name="T34"> о соседней к ней Ячейке в Направлении </text:span><text:span text:style-name="T48">взгляда Козы</text:span></text:p>
        </text:list-item>
        <text:list-item>
          <text:p text:style-name="P69"><text:span text:style-name="T99">В ответ на запрос </text:span><text:span text:style-name="T110">Козы</text:span><text:span text:style-name="T36"> полученная соседняя Ячейка </text:span><text:span text:style-name="T100">передаёт</text:span><text:span text:style-name="T37"> Ящик, который в ней содержится</text:span></text:p>
        </text:list-item>
        <text:list-item>
          <text:p text:style-name="P95"><text:span text:style-name="T111">По указанию</text:span><text:span text:style-name="T49"> Козы</text:span><text:span text:style-name="T32"> полученный </text:span><text:span text:style-name="T1">Ящик переме</text:span><text:span text:style-name="T16">щает</text:span><text:span text:style-name="T1">ся в выбранном направлении на 1 Ячейку</text:span></text:p>
        </text:list-item>
        <text:list-item>
          <text:p text:style-name="P95">Конец</text:p>
        </text:list-item>
      </text:list>
      <text:p text:style-name="P27"/>
      <text:p text:style-name="P29">5.1) Альтернативный сценарий <text:span text:style-name="T32">«В Ячейке нет Ящика» </text:span>начинается с п.<text:span text:style-name="T111">3</text:span> сценария 5</text:p>
      <text:list xml:id="list4275114390" text:style-name="L9">
        <text:list-item>
          <text:p text:style-name="P70"><text:span text:style-name="T99">В ответ на запрос </text:span><text:span text:style-name="T111">Козы</text:span><text:span text:style-name="T36"> полученная соседняя Ячейка </text:span><text:span text:style-name="T100">передаёт</text:span><text:span text:style-name="T37"> </text:span><text:span text:style-name="T39">пустое значение</text:span></text:p>
        </text:list-item>
        <text:list-item>
          <text:p text:style-name="P87">Конец</text:p>
        </text:list-item>
      </text:list>
      <text:p text:style-name="P29"/>
      <text:p text:style-name="P31"><text:span text:style-name="T76">5</text:span>.<text:span text:style-name="T110">2</text:span>) Альтернативный сценарий <text:span text:style-name="T32">«В заданном направлении находится стена» </text:span>начинается с п.<text:span text:style-name="T110">1</text:span> сценария <text:span text:style-name="T112">5</text:span></text:p>
      <text:list xml:id="list113348372279949" text:continue-list="list601737252" text:style-name="L4">
        <text:list-item>
          <text:p text:style-name="P66">В ответ на запрос <text:span text:style-name="T110">Козы</text:span><text:span text:style-name="T34"> </text:span><text:span text:style-name="T89">текущая</text:span> <text:span text:style-name="T32">Ячейка </text:span>сообщает<text:span text:style-name="T32">, </text:span><text:span text:style-name="T39">что в заданном направлении есть стена</text:span></text:p>
        </text:list-item>
        <text:list-item>
          <text:p text:style-name="P85">Конец</text:p>
        </text:list-item>
      </text:list>
      <text:p text:style-name="P31"/>
      <text:p text:style-name="P31"><text:soft-page-break/><text:span text:style-name="T76">5</text:span>.<text:span text:style-name="T110">3</text:span>) Альтернативный сценарий <text:span text:style-name="T32">«В заданном направлении нет Ячейки» </text:span>начинается с п.<text:span text:style-name="T113">2</text:span> сценария <text:span text:style-name="T112">5</text:span></text:p>
      <text:list xml:id="list734856270" text:style-name="L10">
        <text:list-item>
          <text:p text:style-name="P71">В ответ на запрос <text:span text:style-name="T110">Козы </text:span><text:span text:style-name="T89">текущая</text:span> <text:span text:style-name="T32">Ячейка </text:span>сообщает<text:span text:style-name="T32">, </text:span><text:span text:style-name="T39">что в заданном направлении нет ячейки (передаёт </text:span><text:span text:style-name="T44">пустое значение</text:span><text:span text:style-name="T39">)</text:span></text:p>
        </text:list-item>
        <text:list-item>
          <text:p text:style-name="P88">Конец</text:p>
        </text:list-item>
      </text:list>
      <text:p text:style-name="P27"/>
      <text:p text:style-name="P27">6) Дочерний сценарий «<text:span text:style-name="T32">Ящик перемещается в направлении от Козы на 1 Ячейку </text:span><text:span text:style-name="T35">с </text:span><text:span text:style-name="T34">убавлением </text:span><text:span text:style-name="T32">Количества</text:span><text:span text:style-name="T34"> доступных шагов</text:span>»</text:p>
      <text:list xml:id="list930845612" text:style-name="L11">
        <text:list-item>
          <text:p text:style-name="P96">По указанию<text:span text:style-name="T32"> Козы</text:span><text:span text:style-name="T38"> </text:span><text:span text:style-name="T12">Ящик перемещается в </text:span><text:span text:style-name="T7">Н</text:span><text:span text:style-name="T12">аправлении </text:span><text:span text:style-name="T7">от Козы</text:span></text:p>
        </text:list-item>
        <text:list-item>
          <text:p text:style-name="P98"><text:span text:style-name="T12">Коза перемещается на 1 Ячейку в выбранном направлении </text:span><text:span text:style-name="T13">с возможностью </text:span><text:span text:style-name="T83">«съедения» Капусты</text:span><text:span text:style-name="T12"> </text:span><text:span text:style-name="T11">с </text:span><text:span text:style-name="T9">убавлением </text:span><text:span text:style-name="T10">Количества</text:span><text:span text:style-name="T9"> доступных шагов</text:span></text:p>
        </text:list-item>
        <text:list-item>
          <text:p text:style-name="P101">Конец</text:p>
        </text:list-item>
      </text:list>
      <text:p text:style-name="P19"/>
      <text:p text:style-name="P35">7) <text:s/><text:span text:style-name="T100">Дочерний сценарий </text:span><text:span text:style-name="T37">«</text:span><text:span text:style-name="T32">Ящик перемещается в определённом направлении</text:span><text:span text:style-name="T37">»</text:span></text:p>
      <text:list xml:id="list1155064254" text:style-name="L12">
        <text:list-item>
          <text:p text:style-name="P72">В ответ на запрос<text:span text:style-name="T71"> </text:span><text:span text:style-name="T77">Ящик</text:span><text:span text:style-name="T92">а</text:span> <text:span text:style-name="T90">текущая</text:span><text:span text:style-name="T88"> </text:span><text:span text:style-name="T32">Ячейка </text:span>сообщает<text:span text:style-name="T32">, что стены в выбранном Направлении нет</text:span></text:p>
        </text:list-item>
        <text:list-item>
          <text:p text:style-name="P72">В ответ на запрос <text:span text:style-name="T77">Ящик</text:span><text:span text:style-name="T92">а</text:span><text:span text:style-name="T32"> текущая Ячейка </text:span>сообщает<text:span text:style-name="T32"> о соседней к ней Ячейке в выбранном Направлении</text:span></text:p>
        </text:list-item>
        <text:list-item>
          <text:p text:style-name="P77">В ответ на запрос <text:span text:style-name="T77">Ящик</text:span><text:span text:style-name="T92">а</text:span> <text:span text:style-name="T32">полученная соседняя Ячейка </text:span>сообщает<text:span text:style-name="T32">, что </text:span><text:span text:style-name="T47">она свободна</text:span></text:p>
        </text:list-item>
        <text:list-item>
          <text:p text:style-name="P78"><text:span text:style-name="T101">П</text:span>о указанию <text:span text:style-name="T101">Ящика</text:span><text:span text:style-name="T32"> текущая Ячейка удаляет из себя </text:span><text:span text:style-name="T38">Ящик</text:span></text:p>
        </text:list-item>
        <text:list-item>
          <text:p text:style-name="P78">По указанию <text:span text:style-name="T101">Ящика</text:span><text:span text:style-name="T32"> </text:span><text:span text:style-name="T35">полученная соседняя Ячейка </text:span><text:span text:style-name="T32">помещает в себя </text:span><text:span text:style-name="T38">Ящик</text:span></text:p>
        </text:list-item>
        <text:list-item>
          <text:p text:style-name="P102"><text:span text:style-name="T101">К</text:span>онец</text:p>
        </text:list-item>
      </text:list>
      <text:p text:style-name="P28"/>
      <text:p text:style-name="P32"><text:span text:style-name="T113">7</text:span>.1) Альтернативный сценарий <text:span text:style-name="T32">«</text:span><text:span text:style-name="T50">Ячейка не пуста</text:span><text:span text:style-name="T32">» </text:span>начинается с п.<text:span text:style-name="T111">3</text:span> сценария <text:span text:style-name="T113">7</text:span></text:p>
      <text:list xml:id="list3147966883" text:style-name="L13">
        <text:list-item>
          <text:p text:style-name="P79"><text:span text:style-name="T102">В ответ на запрос </text:span><text:span text:style-name="T77">Ящик</text:span><text:span text:style-name="T92">а</text:span><text:span text:style-name="T39"> полученная соседняя Ячейка </text:span><text:span text:style-name="T102">сообщает</text:span><text:span text:style-name="T39">, что </text:span><text:span text:style-name="T47">она </text:span><text:span text:style-name="T50">занята</text:span></text:p>
        </text:list-item>
        <text:list-item>
          <text:p text:style-name="P89">Конец</text:p>
        </text:list-item>
      </text:list>
      <text:p text:style-name="P32"/>
      <text:p text:style-name="P32"/>
      <text:p text:style-name="P32"/>
      <text:p text:style-name="P32"><text:soft-page-break/><text:span text:style-name="T93">7</text:span>.<text:span text:style-name="T110">2</text:span>) Альтернативный сценарий <text:span text:style-name="T32">«В заданном направлении находится стена» </text:span>начинается с п.<text:span text:style-name="T110">1</text:span> сценария <text:span text:style-name="T113">7</text:span></text:p>
      <text:list xml:id="list571675718" text:style-name="L14">
        <text:list-item>
          <text:p text:style-name="P73">В ответ на запрос <text:span text:style-name="T77">Ящик</text:span><text:span text:style-name="T92">а</text:span><text:span text:style-name="T34"> </text:span><text:span text:style-name="T89">текущая</text:span> <text:span text:style-name="T32">Ячейка </text:span>сообщает<text:span text:style-name="T32">, </text:span><text:span text:style-name="T39">что в заданном направлении есть стена</text:span></text:p>
        </text:list-item>
        <text:list-item>
          <text:p text:style-name="P90">Конец</text:p>
        </text:list-item>
      </text:list>
      <text:p text:style-name="P32"/>
      <text:p text:style-name="P32"><text:span text:style-name="T93">7</text:span>.<text:span text:style-name="T110">3</text:span>) Альтернативный сценарий <text:span text:style-name="T32">«В заданном направлении нет Ячейки» </text:span>начинается с п.<text:span text:style-name="T113">2</text:span> сценария <text:span text:style-name="T113">7</text:span></text:p>
      <text:list xml:id="list2835006368" text:style-name="L15">
        <text:list-item>
          <text:p text:style-name="P74">В ответ на запрос <text:span text:style-name="T77">Ящик</text:span><text:span text:style-name="T92">а</text:span><text:span text:style-name="T110"> </text:span><text:span text:style-name="T89">текущая</text:span> <text:span text:style-name="T32">Ячейка </text:span>сообщает<text:span text:style-name="T32">, </text:span><text:span text:style-name="T39">что в заданном направлении нет ячейки (передаёт </text:span><text:span text:style-name="T44">пустое значение</text:span><text:span text:style-name="T39">)</text:span></text:p>
        </text:list-item>
        <text:list-item>
          <text:p text:style-name="P91">Конец</text:p>
        </text:list-item>
      </text:list>
      <text:p text:style-name="P28"/>
      <text:p text:style-name="P28"><text:span text:style-name="T109">8</text:span>) Дочерний сценарий «<text:span text:style-name="T32">Ящик перемещается в направлении </text:span><text:span text:style-name="T38">к</text:span><text:span text:style-name="T32"> Коз</text:span><text:span text:style-name="T38">е</text:span><text:span text:style-name="T32"> на 1 Ячейку </text:span><text:span text:style-name="T35">с </text:span><text:span text:style-name="T34">убавлением </text:span><text:span text:style-name="T32">Количества</text:span><text:span text:style-name="T34"> доступных шагов</text:span>»</text:p>
      <text:list xml:id="list3409520087" text:style-name="L16">
        <text:list-item>
          <text:p text:style-name="P99"><text:span text:style-name="T1">Коза </text:span><text:span text:style-name="T7">перемещается на 1 Ячейку в выбранном направлении </text:span><text:span text:style-name="T13">с возможностью </text:span><text:span text:style-name="T83">«съедения» Капусты</text:span><text:span text:style-name="T7"> </text:span><text:span text:style-name="T11">с </text:span><text:span text:style-name="T9">убавлением </text:span><text:span text:style-name="T10">Количества</text:span><text:span text:style-name="T9"> доступных шагов</text:span></text:p>
        </text:list-item>
        <text:list-item>
          <text:p text:style-name="P97"><text:span text:style-name="T101">По указанию</text:span><text:span text:style-name="T38"> Козы </text:span><text:span text:style-name="T12">Ящик перемещается в Направлении </text:span><text:span text:style-name="T7">к</text:span><text:span text:style-name="T12"> Коз</text:span><text:span text:style-name="T7">е</text:span></text:p>
        </text:list-item>
        <text:list-item>
          <text:p text:style-name="P100"><text:span text:style-name="T101">К</text:span>онец</text:p>
        </text:list-item>
      </text:list>
      <text:p text:style-name="P22"/>
      <text:p text:style-name="P20"><text:span text:style-name="T23">9</text:span><text:span text:style-name="T22">) Дочерний сценарий</text:span> «Коза съедает Капусту»</text:p>
      <text:list xml:id="list3930262685" text:style-name="L17">
        <text:list-item>
          <text:p text:style-name="P103"><text:span text:style-name="T114">По указанию Козы </text:span><text:span text:style-name="T32">Капуста удаляется из </text:span><text:span text:style-name="T51">её</text:span><text:span text:style-name="T32"> текущей Ячейки</text:span></text:p>
        </text:list-item>
        <text:list-item>
          <text:p text:style-name="P93">По указанию Козы <text:span text:style-name="T32">Капуста помещается в Козу</text:span></text:p>
        </text:list-item>
        <text:list-item>
          <text:p text:style-name="P93">По указанию Козы<text:span text:style-name="T32"> Капуста запоминает Козу как место своего расположения</text:span></text:p>
        </text:list-item>
        <text:list-item>
          <text:p text:style-name="P103">Конец</text:p>
        </text:list-item>
      </text:list>
      <text:p text:style-name="P33"/>
      <text:p text:style-name="P33"><text:span text:style-name="T113">10</text:span>) Дочерний сценарий <text:span text:style-name="T32">«</text:span><text:span text:style-name="T40">Определение победы</text:span><text:span text:style-name="T32">»</text:span></text:p>
      <text:list xml:id="list4095626313" text:style-name="L18">
        <text:list-item>
          <text:p text:style-name="P104">В ответ на запрос Игр<text:span text:style-name="T115">ы</text:span> <text:span text:style-name="T32">Загон передаёт </text:span><text:span text:style-name="T52">находящуюся в ней</text:span><text:span text:style-name="T32"> Козу</text:span></text:p>
        </text:list-item>
        <text:list-item>
          <text:p text:style-name="P105">Если<text:span text:style-name="T32"> Капуста находится в Козе, то Победа</text:span></text:p>
        </text:list-item>
        <text:list-item>
          <text:p text:style-name="P105">Конец</text:p>
        </text:list-item>
      </text:list>
      <text:p text:style-name="P21"/>
      <text:p text:style-name="P34"><text:span text:style-name="T113">10</text:span>.1) <text:span text:style-name="T102">Альтернативный сценарий </text:span><text:span text:style-name="T39">«</text:span><text:span text:style-name="T32">Поражение</text:span><text:span text:style-name="T39">» </text:span><text:span text:style-name="T102">начинается с п.</text:span>3<text:span text:style-name="T102"> сценария </text:span>9</text:p>
      <text:list xml:id="list3700152346" text:style-name="L19">
        <text:list-item>
          <text:p text:style-name="P106">Если <text:span text:style-name="T32">Капуста не находится в Козе, то Поражение</text:span></text:p>
        </text:list-item>
        <text:list-item>
          <text:p text:style-name="P106">Конец</text:p>
        </text:list-item>
      </text:list>
      <text:p text:style-name="P18"><text:soft-page-break/><text:span text:style-name="T25">1</text:span><text:span text:style-name="T28">1</text:span><text:span text:style-name="T21">) Альтернативный сценарий </text:span><text:span text:style-name="T31">«Досрочное завершение игры». </text:span>Сценарий <text:span text:style-name="T21">выполняется в любой точке</text:span> главного сценария</text:p>
      <text:list xml:id="list1543368326" text:style-name="WWNum17">
        <text:list-item>
          <text:p text:style-name="P110"><text:span text:style-name="T21">По указанию пользователя, </text:span>программа завершается без определения побед<text:span text:style-name="T86">ы</text:span></text:p>
        </text:list-item>
        <text:list-item>
          <text:p text:style-name="P114">Конец</text:p>
        </text:list-item>
      </text:list>
      <text:p text:style-name="P16"/>
      <text:p text:style-name="P15"><text:span text:style-name="T74">1</text:span><text:span text:style-name="T94">2</text:span><text:span text:style-name="T29">) Дочерний сценарий «</text:span><text:span text:style-name="T60">Лабиринт создаёт и размещает </text:span><text:span text:style-name="T61">в</text:span><text:span text:style-name="T60"> </text:span><text:span text:style-name="T62">Загоне</text:span><text:span text:style-name="T60"> Стены, </text:span><text:span text:style-name="T62">Ящики</text:span><text:span text:style-name="T60">, </text:span><text:span text:style-name="T62">Козу и Капусту</text:span><text:span text:style-name="T29">»</text:span></text:p>
      <text:list xml:id="list3486090861" text:style-name="WWNum2">
        <text:list-item>
          <text:p text:style-name="P111"><text:span text:style-name="T30">Лабиринт</text:span><text:span text:style-name="T63"> создаёт и расставляет последовательности Стен по периметру </text:span><text:span text:style-name="T87">Загона</text:span></text:p>
        </text:list-item>
        <text:list-item>
          <text:p text:style-name="P111"><text:span text:style-name="T30">Лабиринт</text:span><text:span text:style-name="T63"> создаёт и расставляет последовательности Стен внутри </text:span><text:span text:style-name="T87">Загона</text:span></text:p>
        </text:list-item>
        <text:list-item>
          <text:p text:style-name="P111"><text:span text:style-name="T30">Лабиринт</text:span><text:span text:style-name="T63"> создаёт </text:span><text:span text:style-name="T65">Козу и определяет Количество оставшихся ходов</text:span></text:p>
        </text:list-item>
        <text:list-item>
          <text:p text:style-name="P111"><text:span text:style-name="T30">Лабиринт</text:span><text:span text:style-name="T63"> помещает </text:span><text:span text:style-name="T65">в Загон</text:span><text:span text:style-name="T63"> созданн</text:span><text:span text:style-name="T65">ую</text:span><text:span text:style-name="T63"> </text:span><text:span text:style-name="T65">Козу</text:span></text:p>
        </text:list-item>
        <text:list-item>
          <text:p text:style-name="P111"><text:span text:style-name="T30">Лабиринт</text:span><text:span text:style-name="T63"> создаёт </text:span><text:span text:style-name="T65">Ящики и размещает их в Загоне</text:span></text:p>
        </text:list-item>
        <text:list-item>
          <text:p text:style-name="P112"><text:span text:style-name="T30">Лабиринт </text:span><text:span text:style-name="T63">создаёт Капусту </text:span></text:p>
        </text:list-item>
        <text:list-item>
          <text:p text:style-name="P112"><text:span text:style-name="T30">Лабиринт</text:span><text:span text:style-name="T63"> помещает в Загон созданную <text:s/>Капусту</text:span></text:p>
        </text:list-item>
        <text:list-item>
          <text:p text:style-name="P115">Конец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54" text:outline-level="3"><text:bookmark text:name="_heading=h.3dy6vkm"/>3.3 Словарь предметной области</text:h>
      <text:p text:style-name="P48"/>
      <text:p text:style-name="P49">знает/умеет/предназначена</text:p>
      <text:p text:style-name="P48"/>
      <text:p text:style-name="P44"><text:span text:style-name="T21">Игра</text:span> - управляет игровым циклом: инициирует создание всех сущностей, определяет окончание игры и побед<text:span text:style-name="T103">у. </text:span><text:span text:style-name="T116">Знает о Загоне, в котором происходит игра</text:span>. </text:p>
      <text:p text:style-name="P44"/>
      <text:p text:style-name="P44"><text:span text:style-name="T26">Загон</text:span> - прямоугольная область, состоящая из Ячеек. Между Ячейками может располагаться Стена. По границе <text:span text:style-name="T103">Загона</text:span> также могут располагаться Стены. Знает о <text:span text:style-name="T103">Козе</text:span>, находящ<text:span text:style-name="T103">ей</text:span>ся <text:span text:style-name="T103">в Загоне</text:span>. </text:p>
      <text:p text:style-name="P44"/>
      <text:p text:style-name="P44"><text:span text:style-name="T21">Ячейка</text:span> - квадратная область <text:span text:style-name="T103">Загона</text:span>. Знает о четырёх соседних Ячейках и граничащих с ней Стенах. На ней может располагаться од<text:span text:style-name="T103">на</text:span> <text:span text:style-name="T103">Коза</text:span>, или одна <text:span text:style-name="T103">Капуста, либо Ящик</text:span>. </text:p>
      <text:p text:style-name="P44"/>
      <text:p text:style-name="P44"><text:span text:style-name="T21">Стена</text:span> - непроходимое Препятствие для <text:span text:style-name="T103">Козы</text:span>, располагающееся между Ячейками.</text:p>
      <text:p text:style-name="P44"/>
      <text:p text:style-name="P117"><text:span text:style-name="T29">Лабиринт</text:span><text:span text:style-name="T63"> - умеет создавать Стены, </text:span><text:span text:style-name="T66">Козу, </text:span><text:span text:style-name="T68">Ящики</text:span><text:span text:style-name="T63"> и </text:span><text:span text:style-name="T66">Капусту</text:span><text:span text:style-name="T63"> и размещать их </text:span><text:span text:style-name="T66">в</text:span><text:span text:style-name="T63"> </text:span><text:span text:style-name="T66">Загоне</text:span><text:span text:style-name="T63"> в Ячейках. Позиции этих </text:span><text:span text:style-name="T67">с</text:span><text:span text:style-name="T63">у</text:span><text:span text:style-name="T67">щ</text:span><text:span text:style-name="T63">но</text:span><text:span text:style-name="T67">с</text:span><text:span text:style-name="T63">тей Лабиринт определяет самостоятельно.</text:span></text:p>
      <text:p text:style-name="P44"/>
      <text:p text:style-name="P46"><text:span text:style-name="T26">Коза</text:span> - умеет однократно <text:span text:style-name="T106">перемещаться</text:span> и <text:span text:style-name="T107">передвигать Ящик </text:span><text:span text:style-name="T108">перед собой</text:span> в течение своего хода. <text:span text:style-name="T103">Коза</text:span> перемещается в соседнюю Ячейку, затрачивая<text:span text:style-name="T103"> из Количества оставшихся ходов</text:span>, но не может пройти через Стену. <text:span text:style-name="T103">Коза перемещает Ящик перед собой в двух направлениях: от себя и к себе. Если Ящик не может передвинуться, Количество оставшихся ходов остаётся прежним</text:span>. <text:span text:style-name="T104">Если Коза перемещается в Ячейку с Капустой, Коза «съедает» Капусту. </text:span><text:span text:style-name="T105">Содержит К</text:span><text:span text:style-name="T41">оличеств</text:span><text:span text:style-name="T42">о_</text:span><text:span text:style-name="T41">оставшихся_ходов. </text:span><text:span text:style-name="T44">Имеет Направление взгляда. </text:span><text:span text:style-name="T51">Может содержать Капусту.</text:span></text:p>
      <text:p text:style-name="P50"/>
      <text:p text:style-name="P47"><text:span text:style-name="T22">Направление</text:span><text:span text:style-name="T32"> — </text:span><text:span text:style-name="T45">задаёт одно из четырёх возможных направлений: север, юг, запад, восток.</text:span></text:p>
      <text:p text:style-name="P44"><text:soft-page-break/></text:p>
      <text:p text:style-name="P45"><text:span text:style-name="T26">Количеств</text:span><text:span text:style-name="T27">о_</text:span><text:span text:style-name="T26">оставшихся_ходов</text:span> - обладает <text:span text:style-name="T104">ходом</text:span>, который <text:span text:style-name="T104">может</text:span> использоваться только <text:span text:style-name="T105">Козой</text:span>. <text:span text:style-name="T41">Количеств</text:span><text:span text:style-name="T42">о</text:span><text:span text:style-name="T41"> оставшихся ходов</text:span> отдаёт <text:span text:style-name="T104">ход</text:span> только в том случае, если он<text:span text:style-name="T104">о</text:span> обладает необходимым количеством <text:span text:style-name="T104">ходов</text:span>.</text:p>
      <text:p text:style-name="P44"/>
      <text:p text:style-name="P52"><text:span text:style-name="T104">Капуста</text:span> — <text:span text:style-name="T42">неподвижный объект, находящийся в Ячейке</text:span><text:span text:style-name="T32">. Она “</text:span><text:span text:style-name="T42">съедается</text:span><text:span text:style-name="T32">” </text:span><text:span text:style-name="T42">Козой</text:span><text:span text:style-name="T32">, </text:span><text:span text:style-name="T51">если она перемещается на Ячейку</text:span><text:span text:style-name="T42">, </text:span><text:span text:style-name="T51">где находится</text:span><text:span text:style-name="T42"> Капуста</text:span><text:span text:style-name="T32">. “</text:span><text:span text:style-name="T42">Съедение</text:span><text:span text:style-name="T32">” подразумевает исчезновение </text:span><text:span text:style-name="T42">Капусты</text:span><text:span text:style-name="T32"> с Поля </text:span><text:span text:style-name="T43">и перемещение в Козу</text:span><text:span text:style-name="T32">. </text:span><text:span text:style-name="T42">Капуста</text:span><text:span text:style-name="T32"> знает о </text:span><text:span text:style-name="T42">месте, где она находится</text:span><text:span text:style-name="T32">. </text:span><text:span text:style-name="T42">В</text:span><text:span text:style-name="T32"> </text:span><text:span text:style-name="T42">Загоне</text:span><text:span text:style-name="T32"> может быть только одна </text:span><text:span text:style-name="T42">Капуста</text:span><text:span text:style-name="T32">.</text:span></text:p>
      <text:p text:style-name="P51"/>
      <text:p text:style-name="P53">Ящик — <text:span text:style-name="T32">объект, находящийся в Ячейке. Может быть передвинуть Козой в соседнюю Ячейку в двух направлениях от Козы и к Козе. </text:span><text:span text:style-name="T46">Не может быть передвинут если в </text:span><text:span text:style-name="T51">Ячейке по</text:span><text:span text:style-name="T46"> Направлени</text:span><text:span text:style-name="T51">ю</text:span><text:span text:style-name="T46"> движения находится </text:span><text:span text:style-name="T51">что-либо</text:span><text:span text:style-name="T4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423cm" fo:margin-bottom="0.106cm" style:contextual-spacing="false" fo:text-indent="1.251cm" style:auto-text-indent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.251cm" fo:margin-left="2.469cm" fo:margin-right="1.27cm" style:writing-mode="lr-tb" style:layout-grid-color="#c0c0c0" style:layout-grid-lines="26179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4T11:33:45.954000000</dc:date>
    <meta:editing-duration>PT3H23M49S</meta:editing-duration>
    <meta:editing-cycles>13</meta:editing-cycles>
    <meta:generator>LibreOffice/7.1.2.2$Windows_X86_64 LibreOffice_project/8a45595d069ef5570103caea1b71cc9d82b2aae4</meta:generator>
    <meta:document-statistic meta:table-count="0" meta:image-count="0" meta:object-count="0" meta:page-count="10" meta:paragraph-count="153" meta:word-count="1514" meta:character-count="10690" meta:non-whitespace-character-count="9187"/>
  </office:meta>
</office:document-meta>
</file>